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f7ee" officeooo:paragraph-rsid="0003f7ee"/>
    </style:style>
    <style:style style:name="P2" style:family="paragraph" style:parent-style-name="Standard">
      <style:paragraph-properties fo:text-align="start" style:justify-single-word="false"/>
      <style:text-properties officeooo:rsid="0003f7ee" officeooo:paragraph-rsid="0003f7ee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3f7ee" officeooo:paragraph-rsid="0003f7ee"/>
    </style:style>
    <style:style style:name="P4" style:family="paragraph" style:parent-style-name="Standard" style:list-style-name="L2">
      <style:paragraph-properties fo:text-align="start" style:justify-single-word="false"/>
      <style:text-properties officeooo:rsid="0003f7ee" officeooo:paragraph-rsid="0003f7ee"/>
    </style:style>
    <style:style style:name="P5" style:family="paragraph" style:parent-style-name="Standard" style:list-style-name="L3">
      <style:paragraph-properties fo:text-align="start" style:justify-single-word="false"/>
      <style:text-properties officeooo:rsid="0003f7ee" officeooo:paragraph-rsid="0003f7ee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60c75" officeooo:paragraph-rsid="00060c75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088cea" officeooo:paragraph-rsid="00088cea"/>
    </style:style>
    <style:style style:name="T1" style:family="text">
      <style:text-properties officeooo:rsid="0009c3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</text:p>
      <text:p text:style-name="P1"/>
      <text:p text:style-name="P2"/>
      <text:p text:style-name="P2">Etat du projet : </text:p>
      <text:list xml:id="list8106633527883656393" text:style-name="L1">
        <text:list-item>
          <text:p text:style-name="P3">Seance 2 terminée</text:p>
        </text:list-item>
        <text:list-item>
          <text:p text:style-name="P3">Pas de bug detectés pour le moment</text:p>
        </text:list-item>
        <text:list-item>
          <text:p text:style-name="P6">Question 12 fonctionelle</text:p>
        </text:list-item>
        <text:list-item>
          <text:p text:style-name="P7">On a pas encore testé si les solde<text:span text:style-name="T1">s</text:span> de nuité s'incrémente</text:p>
        </text:list-item>
      </text:list>
      <text:p text:style-name="P2"/>
      <text:p text:style-name="P2">Difficultés : </text:p>
      <text:list xml:id="list7206776742669758520" text:style-name="L2">
        <text:list-item>
          <text:p text:style-name="P4">Difficultés pour les vérifications concernant l'existence des adhérents et des dates de sorties</text:p>
          <text:list>
            <text:list-item>
              <text:p text:style-name="P4">Causés par mauvaise comprhéension du sujet (ex : il faut que l'utilisateur connaisse le numero des adherents pour les ajouter)</text:p>
            </text:list-item>
          </text:list>
          <text:p text:style-name="P4"/>
        </text:list-item>
      </text:list>
      <text:p text:style-name="P2"/>
      <text:p text:style-name="P2">Bilan personnel :</text:p>
      <text:list xml:id="list63935557215105392" text:style-name="L3">
        <text:list-item>
          <text:p text:style-name="P5">Nous avons appris à utiliser une gestionnaire de version (git)</text:p>
        </text:list-item>
        <text:list-item>
          <text:p text:style-name="P5">Nous avons bien travaillés en groupe et progressé ensemble. </text:p>
        </text:list-item>
        <text:list-item>
          <text:p text:style-name="P5">On a bien ri sur les erreurs #nullPointer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2T09:41:08.374892112</meta:creation-date>
    <meta:generator>LibreOffice/4.3.3.2$Linux_X86_64 LibreOffice_project/430m0$Build-2</meta:generator>
    <dc:date>2015-04-22T09:49:09.208950624</dc:date>
    <meta:editing-duration>PT7M58S</meta:editing-duration>
    <meta:editing-cycles>7</meta:editing-cycles>
    <meta:document-statistic meta:table-count="0" meta:image-count="0" meta:object-count="0" meta:page-count="1" meta:paragraph-count="14" meta:word-count="105" meta:character-count="587" meta:non-whitespace-character-count="501"/>
  </office:meta>
</office:document-meta>
</file>